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fo:font-weight="bold" officeooo:rsid="0011e272" officeooo:paragraph-rsid="0011e272" style:font-size-asian="14pt" style:font-weight-asian="bold" style:font-size-complex="14pt" style:font-weight-complex="bold"/>
    </style:style>
    <style:style style:name="P2" style:family="paragraph" style:parent-style-name="Preformatted_20_Text">
      <style:paragraph-properties fo:text-align="center" style:justify-single-word="false"/>
      <style:text-properties fo:font-size="14pt" fo:font-weight="bold" officeooo:rsid="001a9539" officeooo:paragraph-rsid="001a9539" style:font-size-asian="14pt" style:font-weight-asian="bold" style:font-size-complex="14pt" style:font-weight-complex="bold"/>
    </style:style>
    <style:style style:name="P3" style:family="paragraph" style:parent-style-name="Preformatted_20_Text">
      <style:paragraph-properties fo:text-align="center" style:justify-single-word="false"/>
      <style:text-properties fo:font-size="14pt" fo:font-weight="bold" officeooo:rsid="0023f168" officeooo:paragraph-rsid="0023f168" style:font-size-asian="14pt" style:font-weight-asian="bold" style:font-size-complex="14pt" style:font-weight-complex="bold"/>
    </style:style>
    <style:style style:name="P4" style:family="paragraph" style:parent-style-name="Preformatted_20_Text">
      <style:paragraph-properties fo:text-align="start" style:justify-single-word="false"/>
      <style:text-properties fo:font-size="11pt" fo:font-weight="normal" officeooo:rsid="00139777" officeooo:paragraph-rsid="00139777" style:font-size-asian="9.60000038146973pt" style:font-weight-asian="normal" style:font-size-complex="11pt" style:font-weight-complex="normal"/>
    </style:style>
    <style:style style:name="P5" style:family="paragraph" style:parent-style-name="Preformatted_20_Text">
      <style:paragraph-properties fo:text-align="start" style:justify-single-word="false"/>
      <style:text-properties fo:font-size="11pt" fo:font-weight="normal" officeooo:rsid="001b3e3c" officeooo:paragraph-rsid="001b3e3c" style:font-size-asian="9.60000038146973pt" style:font-weight-asian="normal" style:font-size-complex="11pt" style:font-weight-complex="normal"/>
    </style:style>
    <style:style style:name="P6" style:family="paragraph" style:parent-style-name="Preformatted_20_Text">
      <style:paragraph-properties fo:text-align="start" style:justify-single-word="false"/>
      <style:text-properties fo:font-size="11pt" fo:font-weight="normal" officeooo:rsid="00229dc8" officeooo:paragraph-rsid="00229dc8" style:font-size-asian="9.60000038146973pt" style:font-weight-asian="normal" style:font-size-complex="11pt" style:font-weight-complex="normal"/>
    </style:style>
    <style:style style:name="P7" style:family="paragraph" style:parent-style-name="Preformatted_20_Text">
      <style:paragraph-properties fo:text-align="start" style:justify-single-word="false"/>
      <style:text-properties fo:font-size="11pt" fo:font-weight="normal" officeooo:rsid="0029f446" officeooo:paragraph-rsid="0029f446" style:font-size-asian="9.60000038146973pt" style:font-weight-asian="normal" style:font-size-complex="11pt" style:font-weight-complex="normal"/>
    </style:style>
    <style:style style:name="P8" style:family="paragraph" style:parent-style-name="Preformatted_20_Text">
      <style:paragraph-properties fo:text-align="start" style:justify-single-word="false"/>
      <style:text-properties fo:font-size="11pt" fo:font-weight="normal" officeooo:rsid="002d2ba1" officeooo:paragraph-rsid="002d2ba1" style:font-size-asian="9.60000038146973pt" style:font-weight-asian="normal" style:font-size-complex="11pt" style:font-weight-complex="normal"/>
    </style:style>
    <style:style style:name="P9" style:family="paragraph" style:parent-style-name="Preformatted_20_Text">
      <style:paragraph-properties fo:text-align="start" style:justify-single-word="false"/>
      <style:text-properties fo:font-size="11pt" fo:font-weight="normal" officeooo:rsid="00305304" officeooo:paragraph-rsid="00305304" style:font-size-asian="9.60000038146973pt" style:font-weight-asian="normal" style:font-size-complex="11pt" style:font-weight-complex="normal"/>
    </style:style>
    <style:style style:name="P10" style:family="paragraph" style:parent-style-name="Preformatted_20_Text">
      <style:paragraph-properties fo:text-align="start" style:justify-single-word="false"/>
      <style:text-properties fo:font-size="11pt" fo:font-weight="normal" officeooo:rsid="00341467" officeooo:paragraph-rsid="003a0314" style:font-size-asian="9.60000038146973pt" style:font-weight-asian="normal" style:font-size-complex="11pt" style:font-weight-complex="normal"/>
    </style:style>
    <style:style style:name="P11" style:family="paragraph" style:parent-style-name="Preformatted_20_Text">
      <style:paragraph-properties fo:text-align="start" style:justify-single-word="false"/>
      <style:text-properties fo:font-size="11pt" fo:font-weight="normal" officeooo:rsid="0034af7a" officeooo:paragraph-rsid="003a0314" style:font-size-asian="9.60000038146973pt" style:font-weight-asian="normal" style:font-size-complex="11pt" style:font-weight-complex="normal"/>
    </style:style>
    <style:style style:name="P12" style:family="paragraph" style:parent-style-name="Preformatted_20_Text">
      <style:paragraph-properties fo:text-align="start" style:justify-single-word="false"/>
      <style:text-properties fo:font-size="11pt" fo:font-weight="normal" officeooo:rsid="001b3e3c" officeooo:paragraph-rsid="001b3e3c" style:font-size-asian="9.60000038146973pt" style:font-weight-asian="normal" style:font-size-complex="11pt" style:font-weight-complex="normal"/>
    </style:style>
    <style:style style:name="P13" style:family="paragraph" style:parent-style-name="Preformatted_20_Text">
      <style:paragraph-properties fo:text-align="start" style:justify-single-word="false"/>
      <style:text-properties fo:font-size="11pt" fo:font-weight="normal" officeooo:rsid="004350fc" officeooo:paragraph-rsid="004350fc" style:font-size-asian="9.60000038146973pt" style:font-weight-asian="normal" style:font-size-complex="11pt" style:font-weight-complex="normal"/>
    </style:style>
    <style:style style:name="T1" style:family="text">
      <style:text-properties officeooo:rsid="0015d981"/>
    </style:style>
    <style:style style:name="T2" style:family="text">
      <style:text-properties officeooo:rsid="001cb4cf"/>
    </style:style>
    <style:style style:name="T3" style:family="text">
      <style:text-properties officeooo:rsid="002aaf9c"/>
    </style:style>
    <style:style style:name="T4" style:family="text">
      <style:text-properties officeooo:rsid="002c6b99"/>
    </style:style>
    <style:style style:name="T5" style:family="text">
      <style:text-properties officeooo:rsid="002d2ba1"/>
    </style:style>
    <style:style style:name="T6" style:family="text">
      <style:text-properties officeooo:rsid="0032326f"/>
    </style:style>
    <style:style style:name="T7" style:family="text">
      <style:text-properties officeooo:rsid="0034af7a"/>
    </style:style>
    <style:style style:name="T8" style:family="text">
      <style:text-properties officeooo:rsid="00417f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
      <text:p text:style-name="P5">The coursework has been done in Java using the ANTLR4 parser generator. The goal of the first part of this coursework is <text:span text:style-name="T2">to write a mathematical expression evaluator that will be able to handle expressions and be able to recognize and evaluate the following: sets, pairs, variables, natural numbers, equality tests and set membership. The implementation for Part A of the coursework will only include these, which will be extended to include other functions in Part B. I have used the sample parser given for Java provided called CW.g4 for this coursework.</text:span></text:p>
      <text:p text:style-name="P5"/>
      <text:p text:style-name="P13">I had some difficulty understanding the coursework as ANTLR4 was not the easiest thing to use and I had some trouble getting started because it was hard getting used to the intended data structure used, and I wanted to stick with provided one to make things easier, but I hope the submitted work is of good quality.</text:p>
      <text:p text:style-name="P5"/>
      <text:p text:style-name="P1"/>
      <text:p text:style-name="P1">Instructions</text:p>
      <text:p text:style-name="P1"/>
      <text:p text:style-name="P4">I have set up an executable .jar file containing the project – you can open it to view the files, but in order to execute it you can either type “java -jar Foundations2.jar” or run the shell script I made to do the same thing using “./run.sh”. <text:span text:style-name="T1">I have included the input test case file supplied for the Part A coursework in the same folder, this is what it will read in. After running, it will display the output in the console and will generate an output.txt file with the same output in the folder.</text:span></text:p>
      <text:p text:style-name="P6"/>
      <text:p text:style-name="P6">The BinaryT source files have been included in their own folder. The other classes generated by ANTLR4 were not changed in any way.</text:p>
      <text:p text:style-name="P6"/>
      <text:p text:style-name="P6"/>
      <text:p text:style-name="P3">Data Structure</text:p>
      <text:p text:style-name="P3"/>
      <text:p text:style-name="P7">The data structure used is taken from the provided BinaryT.java, BinaryTCountVisitor.java and BinaryCount.java <text:span text:style-name="T4">example</text:span> files and expanded on to work with the expressions <text:span text:style-name="T3">and the required evaluations.</text:span> <text:span text:style-name="T5">As such, every valid syntax needs to parsed, and this is what the majority of the program does currently.</text:span></text:p>
      <text:p text:style-name="P7"/>
      <text:p text:style-name="P10">The BinaryT class is where the abstract <text:span text:style-name="T8">syntax tree</text:span> data structure is kept, and where the inputs from parsing are passed in to be formatted. <text:span text:style-name="T7">For example, if a number is passed in to the ExpNumber function, it will assign a number in the constructor to a new int, and then will print that out during the toString function. </text:span></text:p>
      <text:p text:style-name="P10"/>
      <text:p text:style-name="P11">Sets need to be able to handle 0 (the empty set) to many elements contained within them, so an ArrayList is used in order to add all the elements to it before an iterator is applied to it and will print out everything contained in the set. Infix or set membership needs to check that the first argument is contain within the set, which is the second argument, so it will de-construct the set in order to check each element for a match and will return a positive result (1) if found and a negative result (0) if getting to the end without finding the element. Equality checking is a simpler version of this where two expression arguments are checked against each other and the same output is recorded.</text:p>
      <text:p text:style-name="P7"><text:soft-page-break/></text:p>
      <text:p text:style-name="P9">The BinaryTCountVisitor class passes the expressions to the BinaryT class, and will sometimes have to properly <text:span text:style-name="T6">format them beforehand – for example, sets cannot have duplicates and so they will be removed before they are passed in to the BinaryT class. A HashMap is used in order to store variables with a number so that they can be used such as the input test case x2, which should input {x0, x1} and return {1, 2} since the value of x0 will be 1 and the value of x1 will be 2.</text:span></text:p>
      <text:p text:style-name="P7"/>
      <text:p text:style-name="P8">The BinaryCount class has the main function inside it, and is mostly used to take in the desired input, parse it, and to output to the console before printing to an outpu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Linux_X86_64 LibreOffice_project/de093506bcdc5fafd9023ee680b8c60e3e0645d7</meta:generator>
    <dc:date>2015-02-23T00:13:36.857616277</dc:date>
    <meta:editing-duration>PT5H51M34S</meta:editing-duration>
    <meta:editing-cycles>43</meta:editing-cycles>
    <meta:document-statistic meta:table-count="0" meta:image-count="0" meta:object-count="0" meta:page-count="2" meta:paragraph-count="12" meta:word-count="627" meta:character-count="3521" meta:non-whitespace-character-count="2903"/>
  </office:meta>
</office:document-meta>
</file>